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ing_20_1" style:master-page-name="Standard">
      <style:paragraph-properties fo:margin-top="0.423cm" fo:margin-bottom="0.212cm" style:page-number="aut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hrektastic</text:h>
      <text:h text:style-name="Heading_20_2" text:outline-level="2">Level</text:h>
      <text:p text:style-name="Standard">Advanced. See if ninjas can put together all the lessons from the first three weeks and create a css-styled web page from scratch.</text:p>
      <text:p text:style-name="Standard">For ninjas who struggle a get-started template is available, though a wait-and-see approach is probably best. Suggest to a struggling ninja that they could begin by copying a page from a previous week. Also get the advanced ninjas to help the strugglers.</text:p>
      <text:h text:style-name="Heading_20_2" text:outline-level="2">Time</text:h>
      <text:p text:style-name="Standard">1 to 2 hours.</text:p>
      <text:h text:style-name="Heading_20_2" text:outline-level="2">Challenge</text:h>
      <text:p text:style-name="Standard">Create a web page describing three Shrek characters based upon a visual example on the second page of the handout.</text:p>
      <text:h text:style-name="Heading_20_2" text:outline-level="2">Progression</text:h>
      <text:p text:style-name="Standard">Create a variety of stylesheets — show how formatting can be separated from content.</text:p>
      <text:p text:style-name="Standard">Begin to introduce more advanced CSS concepts.</text:p>
      <text:p text:style-name="Standard">Leads in the Amazing Time Machine (with concept of Shrek names).</text:p>
      <text:h text:style-name="Heading_20_2" text:outline-level="2">Aims</text:h>
      <text:p text:style-name="Standard">Revise and reinforce:</text:p>
      <text:list xml:id="list33154945" text:style-name="L1">
        <text:list-item>
          <text:p text:style-name="P1">tagging</text:p>
        </text:list-item>
        <text:list-item>
          <text:p text:style-name="P1">tables</text:p>
        </text:list-item>
        <text:list-item>
          <text:p text:style-name="P1">images</text:p>
        </text:list-item>
        <text:list-item>
          <text:p text:style-name="P1">css</text:p>
        </text:list-item>
      </text:list>
      <text:p text:style-name="Standard">Force ninjas to confront a blank page! Where should I start?</text:p>
      <text:h text:style-name="Heading_20_2" text:outline-level="2">Resources</text:h>
      <text:p text:style-name="Standard">None by default.</text:p>
      <text:p text:style-name="Standard">A get-started template (shrektastic.html) and css examples (styles.css and styles-fancy.css) are available on github in the resources-for-ninjas folder.<text:bookmark-start text:name="_GoBack"/><text:bookmark-end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I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fo:line-height="115%" fo:orphans="2" fo:widows="2" fo:hyphenation-ladder-count="no-limit" style:writing-mode="lr-tb"/>
      <style:text-properties style:use-window-font-color="true" style:font-name="Calibri" fo:font-size="11pt" fo:language="en" fo:country="IE" style:letter-kerning="true" style:font-name-asian="SimSun1" style:font-size-asian="11pt" style:language-asian="en" style:country-asian="I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4pt" fo:font-weight="bold" style:font-size-asian="24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="100%" fo:margin-left="0cm" fo:margin-right="0cm" fo:margin-top="0.423cm" fo:margin-bottom="0cm" style:line-height-at-least="0.176cm" fo:text-indent="0cm" style:auto-text-indent="false" fo:padding-left="0cm" fo:padding-right="0cm" fo:padding-top="0.353cm" fo:padding-bottom="0cm" fo:border-left="none" fo:border-right="none" fo:border-top="0.11pt solid #000000" fo:border-bottom="none" style:vertical-align="baseline"/>
      <style:text-properties fo:color="#202020" style:font-name="Arial" fo:font-size="15.5pt" fo:font-weight="bold" style:font-name-asian="Times New Roman" style:font-size-asian="15.5pt" style:font-weight-asian="bold" style:font-name-complex="Arial" style:font-size-complex="15.5pt" style:font-weight-complex="bold"/>
    </style:style>
    <style:style style:name="Normal_20__28_Web_29_" style:display-name="Normal (Web)" style:family="paragraph" style:parent-style-name="Standard">
      <style:paragraph-properties fo:margin-top="0.423cm" fo:margin-bottom="0cm" style:line-height-at-least="0.176cm" style:vertical-align="baseli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itle" style:family="paragraph" style:parent-style-name="Standard" style:next-style-name="Subtitle" style:class="chapter">
      <style:paragraph-properties fo:margin-top="0cm" fo:margin-bottom="0.529cm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Absatz-Standardschriftart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a20000" fo:language="zxx" fo:country="none" style:text-underline-style="none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fo:color="#202020" style:font-name="Arial" fo:font-size="15.5pt" fo:font-weight="bold" style:font-name-asian="Times New Roman" style:font-size-asian="15.5pt" style:language-asian="en" style:country-asian="IE" style:font-weight-asian="bold" style:font-name-complex="Arial" style:font-size-complex="15.5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leshoulden</meta:initial-creator>
    <meta:creation-date>2013-04-20T07:45:00</meta:creation-date>
    <dc:date>2013-05-11T13:06:31.98</dc:date>
    <meta:editing-cycles>7</meta:editing-cycles>
    <meta:editing-duration>PT1M2S</meta:editing-duration>
    <meta:generator>LibreOffice/3.5$Windows_x86 LibreOffice_project/165a79a-7059095-e13bb37-fef39a4-9503d18</meta:generator>
    <meta:document-statistic meta:table-count="0" meta:image-count="0" meta:object-count="0" meta:page-count="1" meta:paragraph-count="22" meta:word-count="171" meta:character-count="1033" meta:non-whitespace-character-count="888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